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a257" officeooo:paragraph-rsid="0005a257" style:font-weight-asian="bold" style:font-weight-complex="bold"/>
    </style:style>
    <style:style style:name="P2" style:family="paragraph" style:parent-style-name="Table_20_Contents">
      <style:text-properties fo:font-weight="bold" officeooo:rsid="0005a257" officeooo:paragraph-rsid="00071345" style:font-weight-asian="bold" style:font-weight-complex="bold"/>
    </style:style>
    <style:style style:name="P3" style:family="paragraph" style:parent-style-name="Table_20_Contents">
      <style:text-properties officeooo:rsid="006490f2" officeooo:paragraph-rsid="006490f2"/>
    </style:style>
    <style:style style:name="P4" style:family="paragraph" style:parent-style-name="Table_20_Contents">
      <style:text-properties officeooo:paragraph-rsid="00a4d3bb"/>
    </style:style>
    <style:style style:name="T1" style:family="text">
      <style:text-properties officeooo:rsid="00120d84"/>
    </style:style>
    <style:style style:name="T2" style:family="text">
      <style:text-properties officeooo:rsid="00127f24"/>
    </style:style>
    <style:style style:name="T3" style:family="text">
      <style:text-properties officeooo:rsid="001746f3"/>
    </style:style>
    <style:style style:name="T4" style:family="text">
      <style:text-properties officeooo:rsid="001911e5"/>
    </style:style>
    <style:style style:name="T5" style:family="text">
      <style:text-properties officeooo:rsid="001ba4ac"/>
    </style:style>
    <style:style style:name="T6" style:family="text">
      <style:text-properties officeooo:rsid="001f9749"/>
    </style:style>
    <style:style style:name="T7" style:family="text">
      <style:text-properties officeooo:rsid="0021ff7d"/>
    </style:style>
    <style:style style:name="T8" style:family="text">
      <style:text-properties officeooo:rsid="00239462"/>
    </style:style>
    <style:style style:name="T9" style:family="text">
      <style:text-properties officeooo:rsid="0024b48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c42b" style:font-weight-asian="bold" style:font-weight-complex="bold"/>
    </style:style>
    <style:style style:name="T12" style:family="text">
      <style:text-properties fo:font-weight="bold" officeooo:rsid="009c3e63" style:font-weight-asian="bold" style:font-weight-complex="bold"/>
    </style:style>
    <style:style style:name="T13" style:family="text">
      <style:text-properties officeooo:rsid="006490f2"/>
    </style:style>
    <style:style style:name="T14" style:family="text">
      <style:text-properties officeooo:rsid="006a641d"/>
    </style:style>
    <style:style style:name="T15" style:family="text">
      <style:text-properties officeooo:rsid="0071c1ca"/>
    </style:style>
    <style:style style:name="T16" style:family="text">
      <style:text-properties officeooo:rsid="007642a4"/>
    </style:style>
    <style:style style:name="T17" style:family="text">
      <style:text-properties officeooo:rsid="0079af5f"/>
    </style:style>
    <style:style style:name="T18" style:family="text">
      <style:text-properties officeooo:rsid="007b976c"/>
    </style:style>
    <style:style style:name="T19" style:family="text">
      <style:text-properties officeooo:rsid="0086d7e6"/>
    </style:style>
    <style:style style:name="T20" style:family="text">
      <style:text-properties officeooo:rsid="0088881d"/>
    </style:style>
    <style:style style:name="T21" style:family="text">
      <style:text-properties officeooo:rsid="008d95e5"/>
    </style:style>
    <style:style style:name="T22" style:family="text">
      <style:text-properties officeooo:rsid="00907308"/>
    </style:style>
    <style:style style:name="T23" style:family="text">
      <style:text-properties officeooo:rsid="009c3e63"/>
    </style:style>
    <style:style style:name="T24" style:family="text">
      <style:text-properties officeooo:rsid="00a2c365"/>
    </style:style>
    <style:style style:name="T25" style:family="text">
      <style:text-properties officeooo:rsid="00b539f5"/>
    </style:style>
    <style:style style:name="T26" style:family="text">
      <style:text-properties officeooo:rsid="00be89c9"/>
    </style:style>
    <style:style style:name="T27" style:family="text">
      <style:text-properties officeooo:rsid="00bfbffe"/>
    </style:style>
    <style:style style:name="T28" style:family="text">
      <style:text-properties officeooo:rsid="00c04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German </text:p>
          </table:table-cell>
          <table:table-cell table:style-name="Table1.B1" office:value-type="string">
            <text:p text:style-name="P1">English</text:p>
          </table:table-cell>
        </table:table-row>
        <table:table-row>
          <table:table-cell table:style-name="Table1.A2" office:value-type="string">
            <text:p text:style-name="P2">(Section 2)</text:p>
            <text:p text:style-name="Table_20_Contents">B</text:p>
            <text:p text:style-name="Table_20_Contents"><text:span text:style-name="T10">B</text:span>us</text:p>
            <text:p text:style-name="Table_20_Contents"><text:span text:style-name="T10">B</text:span>ild</text:p>
            <text:p text:style-name="Table_20_Contents">D</text:p>
            <text:p text:style-name="Table_20_Contents"><text:span text:style-name="T1">d</text:span>anke</text:p>
            <text:p text:style-name="Table_20_Contents"><text:span text:style-name="T1">d</text:span>u</text:p>
            <text:p text:style-name="Table_20_Contents">F</text:p>
            <text:p text:style-name="Table_20_Contents"><text:span text:style-name="T10">F</text:span>isch</text:p>
            <text:p text:style-name="Table_20_Contents"><text:span text:style-name="T1">f</text:span>ertig</text:p>
            <text:p text:style-name="Table_20_Contents">K</text:p>
            <text:p text:style-name="Table_20_Contents"><text:span text:style-name="T1">k</text:span>lar</text:p>
            <text:p text:style-name="Table_20_Contents"><text:span text:style-name="T10">K</text:span>önig</text:p>
            <text:p text:style-name="Table_20_Contents">L</text:p>
            <text:p text:style-name="Table_20_Contents"><text:span text:style-name="T10">L</text:span>ampe</text:p>
            <text:p text:style-name="Table_20_Contents"><text:span text:style-name="T2">l</text:span>ustig</text:p>
            <text:p text:style-name="Table_20_Contents">M</text:p>
            <text:p text:style-name="Table_20_Contents"><text:span text:style-name="T10">M</text:span>ann</text:p>
            <text:p text:style-name="Table_20_Contents"><text:span text:style-name="T10">M</text:span>aus</text:p>
            <text:p text:style-name="Table_20_Contents">N</text:p>
            <text:p text:style-name="Table_20_Contents"><text:span text:style-name="T10">N</text:span>orden</text:p>
            <text:p text:style-name="Table_20_Contents"><text:span text:style-name="T2">n</text:span>ein</text:p>
            <text:p text:style-name="Table_20_Contents">P</text:p>
            <text:p text:style-name="Table_20_Contents"><text:span text:style-name="T10">P</text:span>erson</text:p>
            <text:p text:style-name="Table_20_Contents"><text:span text:style-name="T10">P</text:span>ark</text:p>
            <text:p text:style-name="Table_20_Contents">T</text:p>
            <text:p text:style-name="Table_20_Contents"><text:span text:style-name="T10">T</text:span>opf</text:p>
            <text:p text:style-name="Table_20_Contents"><text:span text:style-name="T10">T</text:span>isch</text:p>
            <text:p text:style-name="Table_20_Contents">W</text:p>
            <text:p text:style-name="Table_20_Contents"><text:span text:style-name="T10">W</text:span>ald</text:p>
            <text:p text:style-name="Table_20_Contents"><text:span text:style-name="T10">W</text:span>ein</text:p>
            <text:p text:style-name="Table_20_Contents">X</text:p>
            <text:p text:style-name="Table_20_Contents"><text:span text:style-name="T10">T</text:span>axi</text:p>
            <text:p text:style-name="Table_20_Contents"><text:span text:style-name="T10">H</text:span>exe</text:p>
            <text:p text:style-name="Table_20_Contents">Z</text:p>
            <text:p text:style-name="Table_20_Contents"><text:span text:style-name="T10">Z</text:span>ug</text:p>
            <text:p text:style-name="Table_20_Contents"><text:span text:style-name="T10">Z</text:span>ahn</text:p>
            <text:p text:style-name="Table_20_Contents">verstehen</text:p>
            <text:p text:style-name="Table_20_Contents">besuchen</text:p>
            <text:p text:style-name="Table_20_Contents"><text:span text:style-name="T11">E</text:span>rgebnis</text:p>
            <text:p text:style-name="Table_20_Contents">G</text:p>
            <text:p text:style-name="Table_20_Contents"><text:span text:style-name="T3">g</text:span>ut</text:p>
            <text:p text:style-name="Table_20_Contents"><text:span text:style-name="T3">g</text:span>elb</text:p>
            <text:p text:style-name="Table_20_Contents"><text:span text:style-name="T10">G</text:span>enie</text:p>
            <text:p text:style-name="Table_20_Contents">H</text:p>
            <text:p text:style-name="Table_20_Contents"><text:span text:style-name="T3">h</text:span>eute</text:p>
            <text:p text:style-name="Table_20_Contents"><text:span text:style-name="T3">h</text:span>allo</text:p>
            <text:p text:style-name="Table_20_Contents"><text:span text:style-name="T3">g</text:span>ehen</text:p>
            <text:p text:style-name="Table_20_Contents"><text:span text:style-name="T10">U</text:span>hr</text:p>
            <text:p text:style-name="Table_20_Contents">J</text:p>
            <text:p text:style-name="Table_20_Contents"><text:soft-page-break/><text:span text:style-name="T10">J</text:span>unge</text:p>
            <text:p text:style-name="Table_20_Contents"><text:span text:style-name="T3">j</text:span>a</text:p>
            <text:p text:style-name="Table_20_Contents"><text:span text:style-name="T10">J</text:span>ournalist</text:p>
            <text:p text:style-name="Table_20_Contents"><text:span text:style-name="T4">j</text:span>oggen</text:p>
            <text:p text:style-name="Table_20_Contents">V</text:p>
            <text:p text:style-name="Table_20_Contents"><text:span text:style-name="T10">V</text:span>ater</text:p>
            <text:p text:style-name="Table_20_Contents"><text:span text:style-name="T5">a</text:span>ktiv</text:p>
            <text:p text:style-name="Table_20_Contents"><text:span text:style-name="T10">V</text:span>ase</text:p>
            <text:p text:style-name="Table_20_Contents"><text:span text:style-name="T10">K</text:span>lavier</text:p>
            <text:p text:style-name="Table_20_Contents">Y</text:p>
            <text:p text:style-name="Table_20_Contents"><text:span text:style-name="T10">Z</text:span>ypern</text:p>
            <text:p text:style-name="Table_20_Contents"><text:span text:style-name="T10">T</text:span>yp</text:p>
            <text:p text:style-name="Table_20_Contents"><text:span text:style-name="T10">Y</text:span>annick</text:p>
            <text:p text:style-name="Table_20_Contents">A</text:p>
            <text:p text:style-name="Table_20_Contents"><text:span text:style-name="T6">a</text:span>ber</text:p>
            <text:p text:style-name="Table_20_Contents"><text:span text:style-name="T10">K</text:span>atze</text:p>
            <text:p text:style-name="Table_20_Contents">E</text:p>
            <text:p text:style-name="Table_20_Contents"><text:span text:style-name="T7">e</text:span>wig</text:p>
            <text:p text:style-name="Table_20_Contents"><text:span text:style-name="T10">W</text:span>eg</text:p>
            <text:p text:style-name="Table_20_Contents"><text:span text:style-name="T10">B</text:span>ett</text:p>
            <text:p text:style-name="Table_20_Contents"><text:span text:style-name="T10">G</text:span>eld</text:p>
            <text:p text:style-name="Table_20_Contents"><text:span text:style-name="T10">N</text:span>ase</text:p>
            <text:p text:style-name="Table_20_Contents"><text:span text:style-name="T10">T</text:span>asse</text:p>
            <text:p text:style-name="Table_20_Contents">I</text:p>
            <text:p text:style-name="Table_20_Contents"><text:span text:style-name="T10">L</text:span>iebe</text:p>
            <text:p text:style-name="Table_20_Contents"><text:span text:style-name="T8">v</text:span>iel</text:p>
            <text:p text:style-name="Table_20_Contents"><text:span text:style-name="T10">K</text:span>ind</text:p>
            <text:p text:style-name="Table_20_Contents"><text:span text:style-name="T8">i</text:span>n</text:p>
            <text:p text:style-name="Table_20_Contents">O</text:p>
            <text:p text:style-name="Table_20_Contents"><text:span text:style-name="T10">P</text:span>erson</text:p>
            <text:p text:style-name="Table_20_Contents"><text:span text:style-name="T9">r</text:span>ot</text:p>
            <text:p text:style-name="Table_20_Contents"><text:span text:style-name="T10">S</text:span>onne</text:p>
            <text:p text:style-name="Table_20_Contents"><text:span text:style-name="T10">T</text:span>opf</text:p>
            <text:p text:style-name="Table_20_Contents">U</text:p>
            <text:p text:style-name="Table_20_Contents"><text:span text:style-name="T10">B</text:span>ruder</text:p>
            <text:p text:style-name="Table_20_Contents"><text:span text:style-name="T10">M</text:span>ut</text:p>
            <text:p text:style-name="Table_20_Contents"><text:span text:style-name="T10">H</text:span>und</text:p>
            <text:p text:style-name="Table_20_Contents"><text:span text:style-name="T10">H</text:span>ummel</text:p>
            <text:p text:style-name="Table_20_Contents">Ä</text:p>
            <text:p text:style-name="Table_20_Contents">ändern</text:p>
            <text:p text:style-name="Table_20_Contents"><text:span text:style-name="T10">J</text:span>äger</text:p>
            <text:p text:style-name="Table_20_Contents">Ö</text:p>
            <text:p text:style-name="Table_20_Contents">schön</text:p>
            <text:p text:style-name="Table_20_Contents"><text:span text:style-name="T10">Ö</text:span>l</text:p>
            <text:p text:style-name="Table_20_Contents">öffnen</text:p>
            <text:p text:style-name="Table_20_Contents"><text:span text:style-name="T10">L</text:span>öffel</text:p>
            <text:p text:style-name="Table_20_Contents">Ü</text:p>
            <text:p text:style-name="Table_20_Contents"><text:span text:style-name="T10">B</text:span>ücher</text:p>
            <text:p text:style-name="Table_20_Contents">süß</text:p>
            <text:p text:style-name="Table_20_Contents"><text:span text:style-name="T10">M</text:span>üc<text:span text:style-name="T13">k</text:span>e</text:p>
            <text:p text:style-name="Table_20_Contents">hübsch</text:p>
            <text:p text:style-name="Table_20_Contents">kalt</text:p>
            <text:p text:style-name="Table_20_Contents"><text:soft-page-break/><text:span text:style-name="T10">B</text:span>ad</text:p>
            <text:p text:style-name="Table_20_Contents"><text:span text:style-name="T10">A</text:span>bend</text:p>
            <text:p text:style-name="Table_20_Contents">nett</text:p>
            <text:p text:style-name="Table_20_Contents"><text:span text:style-name="T10">L</text:span>eben</text:p>
            <text:p text:style-name="Table_20_Contents">hell</text:p>
            <text:p text:style-name="Table_20_Contents"><text:span text:style-name="T10">L</text:span>ied</text:p>
            <text:p text:style-name="Table_20_Contents">fin<text:span text:style-name="T14">d</text:span>en</text:p>
            <text:p text:style-name="Table_20_Contents"><text:span text:style-name="T10">M</text:span>iete</text:p>
            <text:p text:style-name="Table_20_Contents"><text:span text:style-name="T10">K</text:span>opf</text:p>
            <text:p text:style-name="Table_20_Contents"><text:span text:style-name="T10">B</text:span>oden</text:p>
            <text:p text:style-name="Table_20_Contents"><text:span text:style-name="T10">K</text:span>unde</text:p>
            <text:p text:style-name="Table_20_Contents"><text:span text:style-name="T10">H</text:span>ut</text:p>
            <text:p text:style-name="Table_20_Contents"><text:span text:style-name="T10">P</text:span>uppe</text:p>
            <text:p text:style-name="Table_20_Contents">mähen</text:p>
            <text:p text:style-name="Table_20_Contents"><text:span text:style-name="T10">Ä</text:span>pfel</text:p>
            <text:p text:style-name="Table_20_Contents"><text:span text:style-name="T10">K</text:span>öpfe</text:p>
            <text:p text:style-name="Table_20_Contents"><text:span text:style-name="T10">B</text:span>öden</text:p>
            <text:p text:style-name="Table_20_Contents"><text:span text:style-name="T10">T</text:span>üte</text:p>
            <text:p text:style-name="Table_20_Contents"><text:span text:style-name="T10">M</text:span>üll</text:p>
            <text:p text:style-name="Table_20_Contents">R</text:p>
            <text:p text:style-name="Table_20_Contents"><text:span text:style-name="T10">B</text:span>rot</text:p>
            <text:p text:style-name="Table_20_Contents"><text:span text:style-name="T10">R</text:span>at</text:p>
            <text:p text:style-name="Table_20_Contents">S</text:p>
            <text:p text:style-name="Table_20_Contents"><text:span text:style-name="T10">B</text:span>us</text:p>
            <text:p text:style-name="Table_20_Contents">fast</text:p>
            <text:p text:style-name="Table_20_Contents"><text:span text:style-name="T10">W</text:span>asser</text:p>
            <text:p text:style-name="Table_20_Contents">ß</text:p>
            <text:p text:style-name="Table_20_Contents"><text:span text:style-name="T10">F</text:span>uß</text:p>
            <text:p text:style-name="Table_20_Contents"><text:span text:style-name="T10">M</text:span>aß</text:p>
            <text:p text:style-name="Table_20_Contents"><text:span text:style-name="T10">M</text:span>asse</text:p>
            <text:p text:style-name="Table_20_Contents"><text:span text:style-name="T10">F</text:span>luss</text:p>
            <text:p text:style-name="Table_20_Contents">S</text:p>
            <text:p text:style-name="Table_20_Contents"><text:span text:style-name="T10">S</text:span>ahne</text:p>
            <text:p text:style-name="Table_20_Contents"><text:span text:style-name="T10">S</text:span>erie</text:p>
            <text:p text:style-name="Table_20_Contents">Sch</text:p>
            <text:p text:style-name="Table_20_Contents"><text:span text:style-name="T10">S</text:span>chule</text:p>
            <text:p text:style-name="Table_20_Contents"><text:span text:style-name="T10">T</text:span>asche</text:p>
            <text:p text:style-name="Table_20_Contents">Sp</text:p>
            <text:p text:style-name="Table_20_Contents"><text:span text:style-name="T10">S</text:span>piel</text:p>
            <text:p text:style-name="Table_20_Contents">entspannen</text:p>
            <text:p text:style-name="Table_20_Contents">St</text:p>
            <text:p text:style-name="Table_20_Contents"><text:span text:style-name="T10">S</text:span>tuhl</text:p>
            <text:p text:style-name="Table_20_Contents">verstehen</text:p>
            <text:p text:style-name="Table_20_Contents">sehen</text:p>
            <text:p text:style-name="Table_20_Contents">stehen</text:p>
            <text:p text:style-name="Table_20_Contents">spielen</text:p>
            <text:p text:style-name="Table_20_Contents"><text:span text:style-name="T10">S</text:span>tunde</text:p>
            <text:p text:style-name="Table_20_Contents"><text:span text:style-name="T10">S</text:span>oße</text:p>
            <text:p text:style-name="Table_20_Contents">besser</text:p>
            <text:p text:style-name="Table_20_Contents">schwer</text:p>
            <text:p text:style-name="Table_20_Contents">lese<text:span text:style-name="T21">n</text:span></text:p>
            <text:p text:style-name="Table_20_Contents">böse</text:p>
            <text:p text:style-name="Table_20_Contents"><text:soft-page-break/>C</text:p>
            <text:p text:style-name="Table_20_Contents"><text:span text:style-name="T10">C</text:span>esar</text:p>
            <text:p text:style-name="Table_20_Contents"><text:span text:style-name="T10">C</text:span>ircus</text:p>
            <text:p text:style-name="Table_20_Contents"><text:span text:style-name="T10">C</text:span>ola</text:p>
            <text:p text:style-name="Table_20_Contents"><text:span text:style-name="T10">C</text:span>ampus</text:p>
            <text:p text:style-name="Table_20_Contents">Ch</text:p>
            <text:p text:style-name="Table_20_Contents"><text:span text:style-name="T10">C</text:span>hina</text:p>
            <text:p text:style-name="Table_20_Contents"><text:span text:style-name="T10">C</text:span>hemie</text:p>
            <text:p text:style-name="Table_20_Contents"><text:span text:style-name="T10">C</text:span>hor</text:p>
            <text:p text:style-name="Table_20_Contents"><text:span text:style-name="T10">C</text:span>haos</text:p>
            <text:p text:style-name="Table_20_Contents"><text:span text:style-name="T10">F</text:span>uchs</text:p>
            <text:p text:style-name="Table_20_Contents"><text:span text:style-name="T10">D</text:span>ach</text:p>
            <text:p text:style-name="Table_20_Contents"><text:span text:style-name="T10">L</text:span>och</text:p>
            <text:p text:style-name="Table_20_Contents"><text:span text:style-name="T10">B</text:span>uch</text:p>
            <text:p text:style-name="Table_20_Contents">echt</text:p>
            <text:p text:style-name="Table_20_Contents"><text:span text:style-name="T10">L</text:span>icht</text:p>
            <text:p text:style-name="Table_20_Contents"><text:span text:style-name="T10">D</text:span>ächer</text:p>
            <text:p text:style-name="Table_20_Contents"><text:span text:style-name="T10">L</text:span>öcher</text:p>
            <text:p text:style-name="Table_20_Contents"><text:span text:style-name="T10">B</text:span>ücher</text:p>
            <text:p text:style-name="Table_20_Contents">ck</text:p>
            <text:p text:style-name="Table_20_Contents"><text:span text:style-name="T10">E</text:span>cke</text:p>
            <text:p text:style-name="Table_20_Contents">wach</text:p>
            <text:p text:style-name="Table_20_Contents"><text:span text:style-name="T12">W</text:span>ächter</text:p>
            <text:p text:style-name="Table_20_Contents"><text:span text:style-name="T12">W</text:span>achs</text:p>
            <text:p text:style-name="Table_20_Contents"><text:span text:style-name="T10">B</text:span>uch</text:p>
            <text:p text:style-name="Table_20_Contents"><text:span text:style-name="T10">B</text:span>ücher</text:p>
            <text:p text:style-name="Table_20_Contents"><text:span text:style-name="T10">B</text:span>üchse</text:p>
            <text:p text:style-name="Table_20_Contents"><text:span text:style-name="T10">W</text:span>oche</text:p>
            <text:p text:style-name="Table_20_Contents"><text:span text:style-name="T10">O</text:span>chse</text:p>
            <text:p text:style-name="Table_20_Contents">ich möchte</text:p>
            <text:p text:style-name="Table_20_Contents"><text:span text:style-name="T10">C</text:span>hor</text:p>
            <text:p text:style-name="Table_20_Contents"><text:span text:style-name="T10">M</text:span>ilch</text:p>
            <text:p text:style-name="Table_20_Contents">wechseln</text:p>
            <text:p text:style-name="Table_20_Contents">ei</text:p>
            <text:p text:style-name="P4"><text:span text:style-name="T10">S</text:span>cheibe</text:p>
            <text:p text:style-name="Table_20_Contents"><text:span text:style-name="T10">S</text:span>cheiben</text:p>
            <text:p text:style-name="Table_20_Contents"><text:span text:style-name="T10">M</text:span>eile</text:p>
            <text:p text:style-name="Table_20_Contents">eu</text:p>
            <text:p text:style-name="Table_20_Contents"><text:span text:style-name="T10">L</text:span>eute</text:p>
            <text:p text:style-name="Table_20_Contents"><text:span text:style-name="T10">M</text:span>äuse</text:p>
            <text:p text:style-name="Table_20_Contents">dt</text:p>
            <text:p text:style-name="Table_20_Contents"><text:span text:style-name="T10">S</text:span>tadt</text:p>
            <text:p text:style-name="Table_20_Contents">Ph</text:p>
            <text:p text:style-name="Table_20_Contents"><text:span text:style-name="T10">P</text:span>hilosoph</text:p>
            <text:p text:style-name="Table_20_Contents">Qu</text:p>
            <text:p text:style-name="Table_20_Contents"><text:span text:style-name="T10">Q</text:span>uelle</text:p>
            <text:p text:style-name="Table_20_Contents">überqueren</text:p>
            <text:p text:style-name="Table_20_Contents">der <text:span text:style-name="T10">B</text:span>ruder</text:p>
            <text:p text:style-name="Table_20_Contents">-ig</text:p>
            <text:p text:style-name="Table_20_Contents">riesig</text:p>
            <text:p text:style-name="Table_20_Contents">wichtig</text:p>
            <text:p text:style-name="Table_20_Contents">-er</text:p>
            <text:p text:style-name="Table_20_Contents"><text:soft-page-break/><text:span text:style-name="T10">B</text:span>ruder</text:p>
            <text:p text:style-name="Table_20_Contents"><text:span text:style-name="T10">C</text:span>omputer</text:p>
            <text:p text:style-name="Table_20_Contents">-en</text:p>
            <text:p text:style-name="Table_20_Contents">lesen</text:p>
            <text:p text:style-name="Table_20_Contents"><text:span text:style-name="T10">E</text:span>ssen</text:p>
            <text:p text:style-name="Table_20_Contents">teilen</text:p>
            <text:p text:style-name="Table_20_Contents">sieben</text:p>
            <text:p text:style-name="Table_20_Contents"><text:span text:style-name="T10">E</text:span>ule</text:p>
            <text:p text:style-name="Table_20_Contents"><text:span text:style-name="T10">F</text:span>riede</text:p>
            <text:p text:style-name="Table_20_Contents"><text:span text:style-name="T10">F</text:span>reude</text:p>
            <text:p text:style-name="Table_20_Contents"><text:span text:style-name="T10">E</text:span>ierkuchen</text:p>
            <text:p text:style-name="Table_20_Contents"><text:span text:style-name="T10">F</text:span>riede Freude Eierkuchen</text:p>
            <text:p text:style-name="Table_20_Contents"/>
            <text:p text:style-name="Table_20_Contents"><text:span text:style-name="T10">O</text:span>de an die <text:span text:style-name="T10">F</text:span>reude</text:p>
          </table:table-cell>
          <table:table-cell table:style-name="Table1.B2" office:value-type="string">
            <text:p text:style-name="P2">(Section 2)</text:p>
            <text:p text:style-name="Table_20_Contents">B</text:p>
            <text:p text:style-name="Table_20_Contents">bus</text:p>
            <text:p text:style-name="Table_20_Contents">picture</text:p>
            <text:p text:style-name="Table_20_Contents">D</text:p>
            <text:p text:style-name="Table_20_Contents">thank you</text:p>
            <text:p text:style-name="Table_20_Contents"><text:span text:style-name="T1">y</text:span>ou</text:p>
            <text:p text:style-name="Table_20_Contents">F</text:p>
            <text:p text:style-name="Table_20_Contents">fish</text:p>
            <text:p text:style-name="Table_20_Contents"><text:span text:style-name="T1">f</text:span>inished</text:p>
            <text:p text:style-name="Table_20_Contents">K</text:p>
            <text:p text:style-name="Table_20_Contents"><text:span text:style-name="T2">c</text:span>lear</text:p>
            <text:p text:style-name="Table_20_Contents">king</text:p>
            <text:p text:style-name="Table_20_Contents">L</text:p>
            <text:p text:style-name="Table_20_Contents"><text:span text:style-name="T2">L</text:span>amp</text:p>
            <text:p text:style-name="Table_20_Contents"><text:span text:style-name="T2">f</text:span>unny</text:p>
            <text:p text:style-name="Table_20_Contents">M</text:p>
            <text:p text:style-name="Table_20_Contents">man</text:p>
            <text:p text:style-name="Table_20_Contents">mouse</text:p>
            <text:p text:style-name="Table_20_Contents">N</text:p>
            <text:p text:style-name="Table_20_Contents"><text:span text:style-name="T2">N</text:span>orth</text:p>
            <text:p text:style-name="Table_20_Contents"><text:span text:style-name="T2">n</text:span>o</text:p>
            <text:p text:style-name="Table_20_Contents">P</text:p>
            <text:p text:style-name="Table_20_Contents">person</text:p>
            <text:p text:style-name="Table_20_Contents">park</text:p>
            <text:p text:style-name="Table_20_Contents">T</text:p>
            <text:p text:style-name="Table_20_Contents">pot</text:p>
            <text:p text:style-name="Table_20_Contents">table</text:p>
            <text:p text:style-name="Table_20_Contents">W</text:p>
            <text:p text:style-name="Table_20_Contents">Forest</text:p>
            <text:p text:style-name="Table_20_Contents">Wine</text:p>
            <text:p text:style-name="Table_20_Contents">X</text:p>
            <text:p text:style-name="Table_20_Contents">taxi</text:p>
            <text:p text:style-name="Table_20_Contents">witch</text:p>
            <text:p text:style-name="Table_20_Contents">Z</text:p>
            <text:p text:style-name="Table_20_Contents">train</text:p>
            <text:p text:style-name="Table_20_Contents">tooth</text:p>
            <text:p text:style-name="Table_20_Contents">understand</text:p>
            <text:p text:style-name="Table_20_Contents">visit</text:p>
            <text:p text:style-name="Table_20_Contents">Result</text:p>
            <text:p text:style-name="Table_20_Contents">G</text:p>
            <text:p text:style-name="Table_20_Contents">Good</text:p>
            <text:p text:style-name="Table_20_Contents">yellow</text:p>
            <text:p text:style-name="Table_20_Contents">genius</text:p>
            <text:p text:style-name="Table_20_Contents">H</text:p>
            <text:p text:style-name="Table_20_Contents">today</text:p>
            <text:p text:style-name="Table_20_Contents">Hi</text:p>
            <text:p text:style-name="Table_20_Contents">Go</text:p>
            <text:p text:style-name="Table_20_Contents">Clock</text:p>
            <text:p text:style-name="Table_20_Contents">J</text:p>
            <text:p text:style-name="Table_20_Contents"><text:soft-page-break/>Boy</text:p>
            <text:p text:style-name="Table_20_Contents">Yes</text:p>
            <text:p text:style-name="Table_20_Contents">journalist</text:p>
            <text:p text:style-name="Table_20_Contents">to jog</text:p>
            <text:p text:style-name="Table_20_Contents">V</text:p>
            <text:p text:style-name="Table_20_Contents">father</text:p>
            <text:p text:style-name="Table_20_Contents">active</text:p>
            <text:p text:style-name="Table_20_Contents">vase</text:p>
            <text:p text:style-name="Table_20_Contents">piano</text:p>
            <text:p text:style-name="Table_20_Contents">Y</text:p>
            <text:p text:style-name="Table_20_Contents">Cyprus</text:p>
            <text:p text:style-name="Table_20_Contents">Type</text:p>
            <text:p text:style-name="Table_20_Contents">Yannick</text:p>
            <text:p text:style-name="Table_20_Contents">A</text:p>
            <text:p text:style-name="Table_20_Contents">But</text:p>
            <text:p text:style-name="Table_20_Contents">cat</text:p>
            <text:p text:style-name="Table_20_Contents">E</text:p>
            <text:p text:style-name="Table_20_Contents">Forever</text:p>
            <text:p text:style-name="Table_20_Contents">path</text:p>
            <text:p text:style-name="Table_20_Contents">bed</text:p>
            <text:p text:style-name="Table_20_Contents">money</text:p>
            <text:p text:style-name="Table_20_Contents">nose</text:p>
            <text:p text:style-name="Table_20_Contents">Cup</text:p>
            <text:p text:style-name="Table_20_Contents">I.</text:p>
            <text:p text:style-name="Table_20_Contents">love</text:p>
            <text:p text:style-name="Table_20_Contents">A lot of</text:p>
            <text:p text:style-name="Table_20_Contents">child</text:p>
            <text:p text:style-name="Table_20_Contents">In</text:p>
            <text:p text:style-name="Table_20_Contents">O</text:p>
            <text:p text:style-name="Table_20_Contents">person</text:p>
            <text:p text:style-name="Table_20_Contents">red</text:p>
            <text:p text:style-name="Table_20_Contents">Sun</text:p>
            <text:p text:style-name="Table_20_Contents">pot</text:p>
            <text:p text:style-name="Table_20_Contents">U</text:p>
            <text:p text:style-name="Table_20_Contents">Brothers</text:p>
            <text:p text:style-name="Table_20_Contents">courage</text:p>
            <text:p text:style-name="Table_20_Contents">dog</text:p>
            <text:p text:style-name="Table_20_Contents">bumblebee</text:p>
            <text:p text:style-name="Table_20_Contents">Ä</text:p>
            <text:p text:style-name="Table_20_Contents">to change</text:p>
            <text:p text:style-name="Table_20_Contents">Hunter</text:p>
            <text:p text:style-name="Table_20_Contents">Ö</text:p>
            <text:p text:style-name="Table_20_Contents">beautiful</text:p>
            <text:p text:style-name="Table_20_Contents">oil</text:p>
            <text:p text:style-name="Table_20_Contents">to open</text:p>
            <text:p text:style-name="Table_20_Contents">spoon</text:p>
            <text:p text:style-name="Table_20_Contents">Ü</text:p>
            <text:p text:style-name="Table_20_Contents">Books</text:p>
            <text:p text:style-name="Table_20_Contents">sweet</text:p>
            <text:p text:style-name="P3">Mosquito</text:p>
            <text:p text:style-name="Table_20_Contents">pretty</text:p>
            <text:p text:style-name="Table_20_Contents">cold</text:p>
            <text:p text:style-name="Table_20_Contents"><text:soft-page-break/>bath</text:p>
            <text:p text:style-name="Table_20_Contents">Eve</text:p>
            <text:p text:style-name="Table_20_Contents">kind</text:p>
            <text:p text:style-name="Table_20_Contents">Life</text:p>
            <text:p text:style-name="Table_20_Contents">bright</text:p>
            <text:p text:style-name="Table_20_Contents">song</text:p>
            <text:p text:style-name="Table_20_Contents">find</text:p>
            <text:p text:style-name="Table_20_Contents">rental fee</text:p>
            <text:p text:style-name="Table_20_Contents">head</text:p>
            <text:p text:style-name="Table_20_Contents">ground, <text:span text:style-name="T15">floor</text:span></text:p>
            <text:p text:style-name="Table_20_Contents">customer</text:p>
            <text:p text:style-name="Table_20_Contents">cap</text:p>
            <text:p text:style-name="Table_20_Contents">Doll</text:p>
            <text:p text:style-name="Table_20_Contents">mowing</text:p>
            <text:p text:style-name="Table_20_Contents">Apples</text:p>
            <text:p text:style-name="Table_20_Contents">Heads</text:p>
            <text:p text:style-name="Table_20_Contents">Floors</text:p>
            <text:p text:style-name="Table_20_Contents">bag, <text:span text:style-name="T16">plastic bag</text:span></text:p>
            <text:p text:style-name="Table_20_Contents">rubbish, <text:span text:style-name="T17">trash</text:span></text:p>
            <text:p text:style-name="Table_20_Contents">R</text:p>
            <text:p text:style-name="Table_20_Contents">loaf</text:p>
            <text:p text:style-name="Table_20_Contents">advice</text:p>
            <text:p text:style-name="Table_20_Contents">S</text:p>
            <text:p text:style-name="Table_20_Contents">bus</text:p>
            <text:p text:style-name="Table_20_Contents">nearly, <text:span text:style-name="T18">almost</text:span></text:p>
            <text:p text:style-name="Table_20_Contents">water</text:p>
            <text:p text:style-name="Table_20_Contents">ß</text:p>
            <text:p text:style-name="Table_20_Contents">foot</text:p>
            <text:p text:style-name="Table_20_Contents">Measure, <text:span text:style-name="T19">Measurement</text:span></text:p>
            <text:p text:style-name="Table_20_Contents">Dimensions, <text:span text:style-name="T20">mass</text:span></text:p>
            <text:p text:style-name="Table_20_Contents">flow, <text:span text:style-name="T20">river</text:span></text:p>
            <text:p text:style-name="Table_20_Contents">S</text:p>
            <text:p text:style-name="Table_20_Contents">cream</text:p>
            <text:p text:style-name="Table_20_Contents">series</text:p>
            <text:p text:style-name="Table_20_Contents">Sch</text:p>
            <text:p text:style-name="Table_20_Contents">school</text:p>
            <text:p text:style-name="Table_20_Contents">bag</text:p>
            <text:p text:style-name="Table_20_Contents">Sp</text:p>
            <text:p text:style-name="Table_20_Contents">game</text:p>
            <text:p text:style-name="Table_20_Contents">relax</text:p>
            <text:p text:style-name="Table_20_Contents">St</text:p>
            <text:p text:style-name="Table_20_Contents">chair</text:p>
            <text:p text:style-name="Table_20_Contents">understand</text:p>
            <text:p text:style-name="Table_20_Contents">see</text:p>
            <text:p text:style-name="Table_20_Contents">stand</text:p>
            <text:p text:style-name="Table_20_Contents">play</text:p>
            <text:p text:style-name="Table_20_Contents">hour</text:p>
            <text:p text:style-name="Table_20_Contents">sauce</text:p>
            <text:p text:style-name="Table_20_Contents">better</text:p>
            <text:p text:style-name="Table_20_Contents">heavy</text:p>
            <text:p text:style-name="Table_20_Contents">reading, <text:span text:style-name="T22">read</text:span></text:p>
            <text:p text:style-name="Table_20_Contents">angry, <text:span text:style-name="T22">evil</text:span></text:p>
            <text:p text:style-name="Table_20_Contents"><text:soft-page-break/>C.</text:p>
            <text:p text:style-name="Table_20_Contents">Cesar</text:p>
            <text:p text:style-name="Table_20_Contents">Circus</text:p>
            <text:p text:style-name="Table_20_Contents">cola</text:p>
            <text:p text:style-name="Table_20_Contents">campus</text:p>
            <text:p text:style-name="Table_20_Contents">Ch</text:p>
            <text:p text:style-name="Table_20_Contents">China</text:p>
            <text:p text:style-name="Table_20_Contents">chemistry</text:p>
            <text:p text:style-name="Table_20_Contents">Choir</text:p>
            <text:p text:style-name="Table_20_Contents">chaos</text:p>
            <text:p text:style-name="Table_20_Contents">Fox</text:p>
            <text:p text:style-name="Table_20_Contents">top, roof</text:p>
            <text:p text:style-name="Table_20_Contents">hole</text:p>
            <text:p text:style-name="Table_20_Contents">book</text:p>
            <text:p text:style-name="Table_20_Contents">real</text:p>
            <text:p text:style-name="Table_20_Contents">light</text:p>
            <text:p text:style-name="Table_20_Contents">roofs</text:p>
            <text:p text:style-name="Table_20_Contents">Holes</text:p>
            <text:p text:style-name="Table_20_Contents">Books</text:p>
            <text:p text:style-name="Table_20_Contents">ck</text:p>
            <text:p text:style-name="Table_20_Contents">corner</text:p>
            <text:p text:style-name="Table_20_Contents">awake</text:p>
            <text:p text:style-name="Table_20_Contents">Guardian</text:p>
            <text:p text:style-name="Table_20_Contents">wax</text:p>
            <text:p text:style-name="Table_20_Contents">book</text:p>
            <text:p text:style-name="Table_20_Contents">Books</text:p>
            <text:p text:style-name="Table_20_Contents">rifle</text:p>
            <text:p text:style-name="Table_20_Contents">week</text:p>
            <text:p text:style-name="Table_20_Contents">Ox</text:p>
            <text:p text:style-name="Table_20_Contents">I would like</text:p>
            <text:p text:style-name="Table_20_Contents">Choir</text:p>
            <text:p text:style-name="Table_20_Contents">milk</text:p>
            <text:p text:style-name="Table_20_Contents">switch, <text:span text:style-name="T24">to change</text:span></text:p>
            <text:p text:style-name="Table_20_Contents">egg</text:p>
            <text:p text:style-name="P4">Slice</text:p>
            <text:p text:style-name="Table_20_Contents">Slices</text:p>
            <text:p text:style-name="Table_20_Contents">mile</text:p>
            <text:p text:style-name="Table_20_Contents">eu</text:p>
            <text:p text:style-name="Table_20_Contents">People</text:p>
            <text:p text:style-name="Table_20_Contents">Mice</text:p>
            <text:p text:style-name="Table_20_Contents">German</text:p>
            <text:p text:style-name="Table_20_Contents">city</text:p>
            <text:p text:style-name="Table_20_Contents">Ph</text:p>
            <text:p text:style-name="Table_20_Contents">philosopher</text:p>
            <text:p text:style-name="Table_20_Contents">Qu</text:p>
            <text:p text:style-name="Table_20_Contents">source</text:p>
            <text:p text:style-name="Table_20_Contents">cross</text:p>
            <text:p text:style-name="Table_20_Contents">the brother</text:p>
            <text:p text:style-name="Table_20_Contents">-ig</text:p>
            <text:p text:style-name="Table_20_Contents">huge, <text:span text:style-name="T26">gigantic</text:span></text:p>
            <text:p text:style-name="Table_20_Contents">important</text:p>
            <text:p text:style-name="Table_20_Contents">-he</text:p>
            <text:p text:style-name="Table_20_Contents"><text:soft-page-break/>Brothers</text:p>
            <text:p text:style-name="Table_20_Contents">computer</text:p>
            <text:p text:style-name="Table_20_Contents">-en</text:p>
            <text:p text:style-name="Table_20_Contents">read</text:p>
            <text:p text:style-name="Table_20_Contents">eat</text:p>
            <text:p text:style-name="Table_20_Contents">share</text:p>
            <text:p text:style-name="Table_20_Contents">seven</text:p>
            <text:p text:style-name="Table_20_Contents">owl</text:p>
            <text:p text:style-name="Table_20_Contents">peace</text:p>
            <text:p text:style-name="Table_20_Contents">joy</text:p>
            <text:p text:style-name="Table_20_Contents">pancake</text:p>
            <text:p text:style-name="Table_20_Contents">Peace, joy and pancakes, <text:span text:style-name="T28">idiom for Love Peace and Harmony</text:span></text:p>
            <text:p text:style-name="Table_20_Contents">ode to Joy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7T14:59:59.231853086</meta:creation-date>
    <dc:date>2020-06-07T16:17:01.948427158</dc:date>
    <meta:editing-duration>PT1H16M18S</meta:editing-duration>
    <meta:editing-cycles>86</meta:editing-cycles>
    <meta:generator>LibreOffice/6.0.7.3$Linux_X86_64 LibreOffice_project/00m0$Build-3</meta:generator>
    <meta:document-statistic meta:table-count="1" meta:image-count="0" meta:object-count="0" meta:page-count="5" meta:paragraph-count="440" meta:word-count="484" meta:character-count="2152" meta:non-whitespace-character-count="2107"/>
  </office:meta>
</office:document-meta>
</file>